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6pt" officeooo:rsid="00171fd8" officeooo:paragraph-rsid="00171fd8" style:font-size-asian="14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71fd8" officeooo:paragraph-rsid="00171fd8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14pt" officeooo:rsid="00171fd8" officeooo:paragraph-rsid="00171fd8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4pt" officeooo:rsid="00173d71" officeooo:paragraph-rsid="00173d71" style:font-size-asian="14pt" style:font-size-complex="14pt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officeooo:rsid="0017ea71" officeooo:paragraph-rsid="0017ea71" style:font-size-asian="14pt" style:font-size-complex="14pt"/>
    </style:style>
    <style:style style:name="T1" style:family="text">
      <style:text-properties fo:font-size="14pt" style:font-size-complex="14pt"/>
    </style:style>
    <style:style style:name="T2" style:family="text">
      <style:text-properties officeooo:rsid="00173d71"/>
    </style:style>
    <style:style style:name="T3" style:family="text">
      <style:text-properties officeooo:rsid="0017e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x Commands</text:p>
      <text:p text:style-name="P1">1.<text:span text:style-name="T1"> To create a directory:</text:span></text:p>
      <text:p text:style-name="P3"><text:tab/>syntax: mkdir directory_name</text:p>
      <text:p text:style-name="P3"><text:tab/>eg: mkdir activity</text:p>
      <text:p text:style-name="P3">2. To change a directory:</text:p>
      <text:p text:style-name="P3"><text:tab/>syntax: cd directory_name</text:p>
      <text:p text:style-name="P3"><text:tab/>ex: cd activity</text:p>
      <text:p text:style-name="P3"><text:tab/>- To redirect to home directory: cd ~</text:p>
      <text:p text:style-name="P3">3. To create a new file:</text:p>
      <text:p text:style-name="P3"><text:tab/>a). <text:span text:style-name="T2">gedit filename.txt</text:span></text:p>
      <text:p text:style-name="P3"><text:tab/><text:span text:style-name="T2">b). nano filename.txt</text:span></text:p>
      <text:p text:style-name="P3"><text:tab/><text:span text:style-name="T2">c). cat &gt; filename.txt</text:span></text:p>
      <text:p text:style-name="P3"><text:tab/><text:span text:style-name="T3">d). vi filename.txt</text:span></text:p>
      <text:p text:style-name="P3"><text:tab/><text:span text:style-name="T3">e). touch filename.txt</text:span></text:p>
      <text:p text:style-name="P4">4. To view the contents of a file:</text:p>
      <text:p text:style-name="P4"><text:tab/>syntax: cat filename.txt</text:p>
      <text:p text:style-name="P4"><text:tab/>ex: cat greetings.txt</text:p>
      <text:p text:style-name="P4">5. To remove a file:</text:p>
      <text:p text:style-name="P4"><text:tab/>syntax: rm filename.txt</text:p>
      <text:p text:style-name="P4"><text:tab/> ex: rm greetings.txt</text:p>
      <text:p text:style-name="P4">6. To remove a directory:</text:p>
      <text:p text:style-name="P4"><text:tab/>- In order to remove a directory the files present within the directory must be <text:s text:c="2"/><text:tab/> <text:s text:c="2"/>deleted first.</text:p>
      <text:p text:style-name="P4"><text:tab/> syntax: dir_name</text:p>
      <text:p text:style-name="P4"><text:tab/> ex: rmdir activity</text:p>
      <text:p text:style-name="P4">7. <text:span text:style-name="T3">To clear the terminal screen: $clear</text:span></text:p>
      <text:p text:style-name="P5">8. To give the information about current user: $who</text:p>
      <text:p text:style-name="P5">9. To view presently working directory: $pwd</text:p>
      <text:p text:style-name="P5">10. To print statements: $echo, printf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0:40:34.517000000</meta:creation-date>
    <dc:date>2021-09-12T11:18:44.223000000</dc:date>
    <meta:editing-duration>PT17M49S</meta:editing-duration>
    <meta:editing-cycles>1</meta:editing-cycles>
    <meta:document-statistic meta:table-count="0" meta:image-count="0" meta:object-count="0" meta:page-count="1" meta:paragraph-count="28" meta:word-count="135" meta:character-count="810" meta:non-whitespace-character-count="676"/>
    <meta:generator>LibreOffice/7.0.4.2$Windows_X86_64 LibreOffice_project/dcf040e67528d9187c66b2379df5ea4407429775</meta:generator>
  </office:meta>
</office:document-meta>
</file>